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151FF30EB98C624BE02.jpg" manifest:media-type="image/jpeg"/>
  <manifest:file-entry manifest:full-path="Pictures/1000020100000400000003001A2D85910E2312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59cm" svg:stroke-color="#666666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58cm" svg:height="7.994cm" svg:x="0.17cm" svg:y="0.117cm">
          <draw:image xlink:href="Pictures/1000020100000400000003001A2D85910E2312E0.png" xlink:type="simple" xlink:show="embed" xlink:actuate="onLoad" loext:mime-type="image/png">
            <text:p/>
          </draw:image>
        </draw:frame>
        <draw:frame draw:style-name="gr1" draw:text-style-name="P1" draw:layer="layout" svg:width="5.652cm" svg:height="4.482cm" svg:x="15.774cm" svg:y="1.793cm">
          <draw:image xlink:href="Pictures/10000000000001A900000151FF30EB98C624BE02.jpg" xlink:type="simple" xlink:show="embed" xlink:actuate="onLoad" loext:mime-type="image/jpeg">
            <text:p/>
          </draw:image>
        </draw:frame>
        <draw:line draw:style-name="gr2" draw:text-style-name="P2" draw:layer="layout" svg:x1="11.59cm" svg:y1="4.047cm" svg:x2="15.273cm" svg:y2="4.047cm">
          <text:p/>
        </draw:line>
        <draw:frame draw:style-name="gr3" draw:text-style-name="P3" draw:layer="layout" svg:width="5.506cm" svg:height="0.962cm" svg:x="2.746cm" svg:y="7.954cm">
          <draw:text-box>
            <text:p>Sinusoïde (Faust)</text:p>
          </draw:text-box>
        </draw:frame>
        <draw:frame draw:style-name="gr3" draw:text-style-name="P5" draw:layer="layout" svg:width="4.409cm" svg:height="3.095cm" svg:x="16.324cm" svg:y="6.811cm">
          <draw:text-box>
            <text:p text:style-name="P4">Haut-parleur</text:p>
            <text:p text:style-name="P4">(ordinateur, </text:p>
            <text:p text:style-name="P4">gramophone, </text:p>
            <text:p text:style-name="P4">etc.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2T14:00:44.648674812</dc:date>
    <meta:editing-duration>PT4H44M21S</meta:editing-duration>
    <meta:editing-cycles>4</meta:editing-cycles>
    <meta:generator>LibreOffice/6.4.5.2$Linux_X86_64 LibreOffice_project/40$Build-2</meta:generator>
    <meta:document-statistic meta:object-count="5"/>
  </office:meta>
</office:document-meta>
</file>